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98.5pt"/>
    </style:style>
    <style:style style:name="co3" style:family="table-column">
      <style:table-column-properties fo:break-before="auto" style:column-width="102.05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34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arage category listed twice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al Estat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ake Elsim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own listed as Elsinore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er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ourist Homes category listed twice, but with repeated address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Restaurants category listed twice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Meri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own listed twic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avern category listed twic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rive I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ap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rre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avern category listed twic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Ranch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ne restaurant also mentioned as Tavern, but spelled differently (Rosanna’s Rosana)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Ni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D'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kating Rin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35" calcext:value-type="float">
            <text:p>3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6" calcext:value-type="float">
            <text:p>1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ategory is missing. Very similar names and same address listed as Tourist Homes in 1941.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22" calcext:value-type="float">
            <text:p>2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ssaic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war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avern category listed twic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roton-on-the-Hud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3" calcext:value-type="float">
            <text:p>3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, 1 is chinese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94" calcext:value-type="float">
            <text:p>9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8" calcext:value-type="float">
            <text:p>3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ordsburg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ll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isted as Tailors, but same addresses are Hotels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isted as Tailors addresses possibly duplicated Hotels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ame name listed under Service Station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ame name listed under Tourist Home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1" calcext:value-type="float">
            <text:p>2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res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isted under Beauty Parlor, but same addresses that have been Tourist Homes the 1947 and before.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Motor Cour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cord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un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East Rain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i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Bicycle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Jaca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Ixquimilip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20:46:30.202359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8-08-05T20:47:02.185166911</dc:date>
    <dc:creator>Claudia Engel</dc:creator>
    <meta:editing-duration>P34DT22H16M6S</meta:editing-duration>
    <meta:editing-cycles>759</meta:editing-cycles>
    <meta:generator>LibreOffice/6.0.2.1$MacOSX_X86_64 LibreOffice_project/f7f06a8f319e4b62f9bc5095aa112a65d2f3ac89</meta:generator>
    <meta:document-statistic meta:table-count="1" meta:cell-count="8727" meta:object-count="0"/>
  </office:meta>
</office:document-meta>
</file>